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background-color="#FFFF00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 fo:background-color="#FFFF00"/>
    </style:style>
    <style:style style:name="T19" style:parent-style-name="DefaultParagraphFont" style:family="text">
      <style:text-properties fo:background-color="#FFFF00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 fo:background-color="#FFFF00"/>
    </style:style>
    <style:style style:name="T22" style:parent-style-name="DefaultParagraphFont" style:family="text">
      <style:text-properties fo:background-color="#FFFF00"/>
    </style:style>
    <style:style style:name="T23" style:parent-style-name="DefaultParagraphFont" style:family="text">
      <style:text-properties fo:background-color="#FFFF00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 fo:background-color="#FFFF00"/>
    </style:style>
    <style:style style:name="T26" style:parent-style-name="DefaultParagraphFont" style:family="text">
      <style:text-properties fo:background-color="#FFFF00"/>
    </style:style>
    <style:style style:name="T27" style:parent-style-name="DefaultParagraphFont" style:family="text">
      <style:text-properties fo:background-color="#FFFF00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4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list-style-name="LFO5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5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list-style-name="LFO6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6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list-style-name="LFO7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7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list-style-name="LFO8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8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list-style-name="LFO9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9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9" style:family="paragraph">
      <style:text-properties fo:font-weight="bold" style:font-weight-asian="bold" style:font-weight-complex="bold"/>
    </style:style>
    <style:style style:name="P65" style:parent-style-name="Normal" style:list-style-name="LFO9" style:family="paragraph">
      <style:text-properties fo:font-weight="bold" style:font-weight-asian="bold" style:font-weight-complex="bold"/>
    </style:style>
    <style:style style:name="P66" style:parent-style-name="Normal" style:list-style-name="LFO9" style:family="paragraph">
      <style:text-properties fo:font-weight="bold" style:font-weight-asian="bold" style:font-weight-complex="bold"/>
    </style:style>
    <style:style style:name="P67" style:parent-style-name="Normal" style:list-style-name="LFO9" style:family="paragraph">
      <style:text-properties fo:font-weight="bold" style:font-weight-asian="bold" style:font-weight-complex="bold"/>
    </style:style>
    <style:style style:name="P68" style:parent-style-name="Normal" style:list-style-name="LFO9" style:family="paragraph">
      <style:text-properties fo:font-weight="bold" style:font-weight-asian="bold" style:font-weight-complex="bold"/>
    </style:style>
    <style:style style:name="P69" style:parent-style-name="Normal" style:list-style-name="LFO9" style:family="paragraph">
      <style:text-properties fo:font-weight="bold" style:font-weight-asian="bold" style:font-weight-complex="bold"/>
    </style:style>
    <style:style style:name="P70" style:parent-style-name="Normal" style:list-style-name="LFO9" style:family="paragraph">
      <style:text-properties fo:font-weight="bold" style:font-weight-asian="bold" style:font-weight-complex="bold"/>
    </style:style>
    <style:style style:name="P71" style:parent-style-name="Normal" style:list-style-name="LFO9" style:family="paragraph">
      <style:text-properties fo:font-weight="bold" style:font-weight-asian="bold" style:font-weight-complex="bold"/>
    </style:style>
    <style:style style:name="P72" style:parent-style-name="Normal" style:list-style-name="LFO9" style:family="paragraph">
      <style:text-properties fo:font-weight="bold" style:font-weight-asian="bold" style:font-weight-complex="bold"/>
    </style:style>
    <style:style style:name="P73" style:parent-style-name="Normal" style:list-style-name="LFO9" style:family="paragraph">
      <style:text-properties fo:font-weight="bold" style:font-weight-asian="bold" style:font-weight-complex="bold"/>
    </style:style>
    <style:style style:name="P74" style:parent-style-name="Normal" style:list-style-name="LFO9" style:family="paragraph">
      <style:text-properties fo:font-weight="bold" style:font-weight-asian="bold" style:font-weight-complex="bold"/>
    </style:style>
    <style:style style:name="P75" style:parent-style-name="Normal" style:list-style-name="LFO9" style:family="paragraph">
      <style:text-properties fo:font-weight="bold" style:font-weight-asian="bold" style:font-weight-complex="bold"/>
    </style:style>
    <style:style style:name="P76" style:parent-style-name="Normal" style:list-style-name="LFO9" style:family="paragraph">
      <style:text-properties fo:font-weight="bold" style:font-weight-asian="bold" style:font-weight-complex="bold"/>
    </style:style>
    <style:style style:name="P77" style:parent-style-name="Normal" style:list-style-name="LFO9" style:family="paragraph">
      <style:text-properties fo:font-weight="bold" style:font-weight-asian="bold" style:font-weight-complex="bold"/>
    </style:style>
    <style:style style:name="P78" style:parent-style-name="Normal" style:list-style-name="LFO9" style:family="paragraph">
      <style:text-properties fo:font-weight="bold" style:font-weight-asian="bold" style:font-weight-complex="bold"/>
    </style:style>
    <style:style style:name="P79" style:parent-style-name="Normal" style:list-style-name="LFO9" style:family="paragraph">
      <style:text-properties fo:font-weight="bold" style:font-weight-asian="bold" style:font-weight-complex="bold"/>
    </style:style>
    <style:style style:name="P80" style:parent-style-name="Normal" style:list-style-name="LFO9" style:family="paragraph">
      <style:text-properties fo:font-weight="bold" style:font-weight-asian="bold" style:font-weight-complex="bold"/>
    </style:style>
    <style:style style:name="P81" style:parent-style-name="Normal" style:list-style-name="LFO9" style:family="paragraph">
      <style:text-properties fo:font-weight="bold" style:font-weight-asian="bold" style:font-weight-complex="bold"/>
    </style:style>
    <style:style style:name="P82" style:parent-style-name="Normal" style:list-style-name="LFO9" style:family="paragraph">
      <style:text-properties fo:font-weight="bold" style:font-weight-asian="bold" style:font-weight-complex="bold"/>
    </style:style>
    <style:style style:name="P83" style:parent-style-name="Normal" style:list-style-name="LFO9" style:family="paragraph">
      <style:text-properties fo:font-weight="bold" style:font-weight-asian="bold" style:font-weight-complex="bold"/>
    </style:style>
    <style:style style:name="P84" style:parent-style-name="Normal" style:list-style-name="LFO9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list-style-name="LFO10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list-style-name="LFO10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list-style-name="LFO11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11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list-style-name="LFO12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12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list-style-name="LFO13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list-style-name="LFO13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13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list-style-name="LFO13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list-style-name="LFO14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list-style-name="LFO15" style:family="paragraph"/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Normal" style:list-style-name="LFO15" style:family="paragraph"/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list-style-name="LFO15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15" style:family="paragraph"/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list-style-name="LFO15" style:family="paragraph"/>
    <style:style style:name="T12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# Methods - Comprehensive Notes</text:p>
      <text:p text:style-name="P2">1. Introduction to Methods</text:p>
      <text:list text:style-name="LFO1" text:continue-numbering="true">
        <text:list-item>
          <text:p text:style-name="P3"><text:span text:style-name="T4">Definition:</text:span><text:s/><text:span text:style-name="T5">A method in C# is a block of code that performs a specific task and can be called to execute that task.</text:span></text:p>
        </text:list-item>
        <text:list-item>
          <text:p text:style-name="P6"><text:span text:style-name="T7">Syntax:</text:span></text:p>
        </text:list-item>
        <text:list-item>
          <text:p text:style-name="P8"><text:span text:style-name="T9">Purpose:</text:span></text:p>
          <text:list text:continue-numbering="true">
            <text:list-item>
              <text:p text:style-name="P10">Code reusability</text:p>
            </text:list-item>
            <text:list-item>
              <text:p text:style-name="P11">Modularity</text:p>
            </text:list-item>
            <text:list-item>
              <text:p text:style-name="P12">Maintainability</text:p>
            </text:list-item>
            <text:list-item>
              <text:p text:style-name="P13">Avoid redundancy</text:p>
            </text:list-item>
          </text:list>
        </text:list-item>
      </text:list>
      <text:p text:style-name="P14">2. Method Parameters</text:p>
      <text:list text:style-name="LFO2" text:continue-numbering="true">
        <text:list-item>
          <text:p text:style-name="P15"><text:span text:style-name="T16">Types of Parameters:</text:span></text:p>
          <text:list text:continue-numbering="true">
            <text:list-item>
              <text:p text:style-name="P17"><text:span text:style-name="T18">Value Parameters:</text:span><text:span text:style-name="T19"><text:s/>Passed by value (default behavior). Changes inside the method do not affect the original variable.</text:span></text:p>
            </text:list-item>
            <text:list-item>
              <text:p text:style-name="P20"><text:span text:style-name="T21">Reference Parameters (ref keyword):</text:span><text:span text:style-name="T22"><text:s/>Allows modifying the original variable.</text:span><text:span text:style-name="T23">(using ref keyword).</text:span></text:p>
            </text:list-item>
            <text:list-item>
              <text:p text:style-name="P24"><text:span text:style-name="T25">Output Parameters (out keyword):</text:span><text:span text:style-name="T26"><text:s/>Used to return multiple values from a method.</text:span><text:span text:style-name="T27">(using out keyword )</text:span></text:p>
            </text:list-item>
          </text:list>
        </text:list-item>
      </text:list>
      <text:p text:style-name="P28">3. Return Types and void Methods</text:p>
      <text:list text:style-name="LFO3" text:continue-numbering="true">
        <text:list-item>
          <text:p text:style-name="P29"><text:span text:style-name="T30">void Methods:</text:span><text:s/>Do not return a value.</text:p>
        </text:list-item>
        <text:list-item>
          <text:p text:style-name="P31"><text:span text:style-name="T32">Methods with Return Types:</text:span><text:s/>Return a value of the specified type.</text:p>
        </text:list-item>
      </text:list>
      <text:p text:style-name="P33">4. Method<text:s/>Overloading</text:p>
      <text:list text:style-name="LFO4" text:continue-numbering="true">
        <text:list-item>
          <text:p text:style-name="P34"><text:span text:style-name="T35">Definition:</text:span><text:s/>Creating multiple methods with the same name but different parameters.</text:p>
        </text:list-item>
        <text:list-item>
          <text:p text:style-name="P36"><text:span text:style-name="T37">Example:</text:span></text:p>
        </text:list-item>
      </text:list>
      <text:p text:style-name="P38">5. Optional Parameters and Named Arguments</text:p>
      <text:list text:style-name="LFO5" text:continue-numbering="true">
        <text:list-item>
          <text:p text:style-name="P39"><text:span text:style-name="T40">Optional Parameters:</text:span><text:s/>Parameters with default values.</text:p>
        </text:list-item>
        <text:list-item>
          <text:p text:style-name="P41"><text:span text:style-name="T42">Named Arguments:</text:span><text:s/>Allows specifying parameters by name.</text:p>
        </text:list-item>
      </text:list>
      <text:p text:style-name="P43">6. Static vs Instance Methods</text:p>
      <text:list text:style-name="LFO6" text:continue-numbering="true">
        <text:list-item>
          <text:p text:style-name="P44"><text:span text:style-name="T45">Static Methods:</text:span><text:s/>Belong to the class and can be called without an instance.</text:p>
        </text:list-item>
        <text:list-item>
          <text:p text:style-name="P46"><text:span text:style-name="T47">Instance Methods:</text:span><text:s/>Require an object instance.</text:p>
        </text:list-item>
      </text:list>
      <text:p text:style-name="P48">7. Recursive Methods</text:p>
      <text:list text:style-name="LFO7" text:continue-numbering="true">
        <text:list-item>
          <text:p text:style-name="P49"><text:span text:style-name="T50">Definition:</text:span><text:s/>A method that calls itself to solve problems iteratively.</text:p>
        </text:list-item>
        <text:list-item>
          <text:p text:style-name="P51"><text:span text:style-name="T52">Example (Factorial Calculation):</text:span></text:p>
        </text:list-item>
      </text:list>
      <text:p text:style-name="P53">8. Local Functions (Nested Methods)</text:p>
      <text:list text:style-name="LFO8" text:continue-numbering="true">
        <text:list-item>
          <text:p text:style-name="P54"><text:span text:style-name="T55">Definition:</text:span><text:s/>A function defined inside another method.</text:p>
        </text:list-item>
        <text:list-item>
          <text:p text:style-name="P56"><text:span text:style-name="T57">Example:</text:span></text:p>
        </text:list-item>
      </text:list>
      <text:p text:style-name="P58">9. Extension Methods</text:p>
      <text:list text:style-name="LFO9" text:continue-numbering="true">
        <text:list-item>
          <text:p text:style-name="P59"><text:span text:style-name="T60">Definition:</text:span><text:s/>Allows adding methods to existing classes without modifying them.</text:p>
        </text:list-item>
        <text:list-item>
          <text:p text:style-name="P61"><text:span text:style-name="T62">Example:</text:span><text:s/><text:span text:style-name="T63">using System;</text:span></text:p>
        </text:list-item>
        <text:list-item>
          <text:p text:style-name="P64">namespace Hello{</text:p>
        </text:list-item>
        <text:list-item>
          <text:p text:style-name="P65"><text:s text:c="4"/>public class Person{</text:p>
        </text:list-item>
        <text:list-item>
          <text:p text:style-name="P66"><text:s text:c="8"/></text:p>
        </text:list-item>
        <text:list-item>
          <text:p text:style-name="P67"><text:s text:c="8"/>public string Name{get;set;}</text:p>
        </text:list-item>
        <text:list-item>
          <text:p text:style-name="P68"><text:s text:c="4"/>}</text:p>
        </text:list-item>
        <text:list-item>
          <text:p text:style-name="P69"><text:s text:c="4"/>public static class PersonExtensions{</text:p>
        </text:list-item>
        <text:list-item>
          <text:p text:style-name="P70"><text:s text:c="8"/>public static void PrintName(this Person person){</text:p>
        </text:list-item>
        <text:list-item>
          <text:p text:style-name="P71"><text:s text:c="6"/>Console.WriteLine($"Name:{person.Name}");</text:p>
        </text:list-item>
        <text:list-item>
          <text:p text:style-name="P72"><text:s text:c="12"/></text:p>
        </text:list-item>
        <text:list-item>
          <text:p text:style-name="P73"><text:s text:c="8"/>}</text:p>
        </text:list-item>
        <text:list-item>
          <text:p text:style-name="P74"><text:s text:c="4"/>}</text:p>
        </text:list-item>
        <text:list-item>
          <text:p text:style-name="P75"><text:s text:c="4"/></text:p>
        </text:list-item>
        <text:list-item>
          <text:p text:style-name="P76"><text:s text:c="4"/>class Program{</text:p>
        </text:list-item>
        <text:list-item>
          <text:p text:style-name="P77"><text:s text:c="8"/>static void Main(){</text:p>
        </text:list-item>
        <text:list-item>
          <text:p text:style-name="P78"><text:s text:c="11"/>Person p=new Person{Name="Alice"};</text:p>
        </text:list-item>
        <text:list-item>
          <text:p text:style-name="P79"><text:s text:c="11"/>p.PrintName();</text:p>
        </text:list-item>
        <text:list-item>
          <text:p text:style-name="P80"><text:s text:c="11"/></text:p>
        </text:list-item>
        <text:list-item>
          <text:p text:style-name="P81"><text:s text:c="12"/></text:p>
        </text:list-item>
        <text:list-item>
          <text:p text:style-name="P82"><text:s text:c="8"/>}</text:p>
        </text:list-item>
        <text:list-item>
          <text:p text:style-name="P83"><text:s text:c="4"/>}</text:p>
        </text:list-item>
        <text:list-item>
          <text:p text:style-name="P84"><text:span text:style-name="T85">}</text:span></text:p>
        </text:list-item>
      </text:list>
      <text:p text:style-name="P86">10. Async and Await in<text:s/>Methods</text:p>
      <text:list text:style-name="LFO10" text:continue-numbering="true">
        <text:list-item>
          <text:p text:style-name="P87"><text:span text:style-name="T88">Definition:</text:span><text:s/>Used for asynchronous programming.</text:p>
        </text:list-item>
        <text:list-item>
          <text:p text:style-name="P89"><text:span text:style-name="T90">Example:</text:span></text:p>
        </text:list-item>
      </text:list>
      <text:p text:style-name="P91">11. Lambda Expressions and Anonymous Methods</text:p>
      <text:list text:style-name="LFO11" text:continue-numbering="true">
        <text:list-item>
          <text:p text:style-name="P92"><text:span text:style-name="T93">Lambda Expressions:</text:span></text:p>
        </text:list-item>
        <text:list-item>
          <text:p text:style-name="P94"><text:span text:style-name="T95">Anonymous Methods:</text:span></text:p>
        </text:list-item>
      </text:list>
      <text:p text:style-name="P96">12. Method Signatures and Overriding</text:p>
      <text:list text:style-name="LFO12" text:continue-numbering="true">
        <text:list-item>
          <text:p text:style-name="P97"><text:span text:style-name="T98">Method Signature:</text:span><text:s/>Method name + parameters (return type not<text:s/>included).</text:p>
        </text:list-item>
        <text:list-item>
          <text:p text:style-name="P99"><text:span text:style-name="T100">Overriding:</text:span><text:s/>Using virtual and override for method redefinition in derived classes.</text:p>
        </text:list-item>
      </text:list>
      <text:p text:style-name="P101">13. Access Modifiers in Methods</text:p>
      <text:list text:style-name="LFO13" text:continue-numbering="true">
        <text:list-item>
          <text:p text:style-name="P102"><text:span text:style-name="T103">Public:</text:span><text:s/>Accessible anywhere.</text:p>
        </text:list-item>
        <text:list-item>
          <text:p text:style-name="P104"><text:span text:style-name="T105">Private:</text:span><text:s/>Accessible only within the same class.</text:p>
        </text:list-item>
        <text:list-item>
          <text:p text:style-name="P106"><text:span text:style-name="T107">Protected:</text:span><text:s/>Accessible within the same class and derived classes.</text:p>
        </text:list-item>
        <text:list-item>
          <text:p text:style-name="P108"><text:span text:style-name="T109">Internal:</text:span><text:s/>Accessible within the same assembly.</text:p>
        </text:list-item>
      </text:list>
      <text:p text:style-name="P110">14. Partial Methods</text:p>
      <text:list text:style-name="LFO14" text:continue-numbering="true">
        <text:list-item>
          <text:p text:style-name="P111"><text:span text:style-name="T112">Definition:</text:span><text:s/>Methods in partial classes that must be defined in one part and used in another.</text:p>
        </text:list-item>
      </text:list>
      <text:p text:style-name="P113">15. Best Practices in Method Design</text:p>
      <text:list text:style-name="LFO15" text:continue-numbering="true">
        <text:list-item>
          <text:p text:style-name="P114">Keep methods<text:s/><text:span text:style-name="T115">short and focused</text:span>.</text:p>
        </text:list-item>
        <text:list-item>
          <text:p text:style-name="P116">Use<text:s/><text:span text:style-name="T117">meaningful names</text:span>.</text:p>
        </text:list-item>
        <text:list-item>
          <text:p text:style-name="P118"><text:span text:style-name="T119">Avoid side effects</text:span><text:s/>(modifying external state unexpectedly).</text:p>
        </text:list-item>
        <text:list-item>
          <text:p text:style-name="P120"><text:span text:style-name="T121">Use async/await appropriately</text:span>.</text:p>
        </text:list-item>
        <text:list-item>
          <text:p text:style-name="P122">Follow<text:s/><text:span text:style-name="T123">SOLID principles</text:span><text:s/>for maintainability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20T19:59:00Z</meta:creation-date>
    <dc:date>2025-03-21T07:30:00Z</dc:date>
    <meta:template xlink:href="Normal.dotm" xlink:type="simple"/>
    <meta:editing-cycles>3</meta:editing-cycles>
    <meta:editing-duration>PT3540S</meta:editing-duration>
    <meta:document-statistic meta:page-count="1" meta:paragraph-count="5" meta:word-count="427" meta:character-count="2860" meta:row-count="20" meta:non-whitespace-character-count="2438"/>
  </office:meta>
</office:document-meta>
</file>